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string">
            <text:p><text:a xlink:href="rtl://#foreach($c%20in%20$chars)">#foreach($c in $chars)</text:a></text:p>
          </table:table-cell>
          <table:table-cell office:value-type="string">
            <text:p><text:a xlink:href="rtl://$c">$c</text:a></text:p>
          </table:table-cell>
          <table:table-cell office:value-type="string">
            <text:p><text:a xlink:href="rtl://#end">#end</text:a>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<text:a xlink:href="rtl://#foreach($i%20in%20$numbers)">#foreach($i in $numbers)</text:a></text:p>
          </table:table-cell>
          <table:table-cell office:value-type="string">
            <text:p><text:a xlink:href="rtl://$i">$i</text:a></text:p>
          </table:table-cell>
          <table:table-cell office:value-type="string">
            <text:p><text:a xlink:href="rtl://#end">#end</text:a>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<text:a xlink:href="rtl://#foreach($i in $[1..4])">rtl://#foreach($i in $[1..4])</text:a></text:p>
          </table:table-cell>
          <table:table-cell office:value-type="string">
            <text:p><text:a xlink:href="rtl://$i">$i</text:a></text:p>
          </table:table-cell>
          <table:table-cell office:value-type="string">
            <text:p><text:a xlink:href="rtl://#end">#end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2010／12／16</text:date>, <text:time>10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6M51S</meta:editing-duration>
    <meta:editing-cycles>19</meta:editing-cycles>
    <meta:generator>OpenOffice.org/3.2$Win32 OpenOffice.org_project/320m12$Build-9483</meta:generator>
    <dc:date>2010-12-16T10:40:11.35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